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1354in"/>
    </style:style>
    <style:style style:name="co18" style:family="table-column">
      <style:table-column-properties fo:break-before="auto" style:column-width="1.0783in"/>
    </style:style>
    <style:style style:name="co19" style:family="table-column">
      <style:table-column-properties fo:break-before="auto" style:column-width="2.7193in"/>
    </style:style>
    <style:style style:name="co20" style:family="table-column">
      <style:table-column-properties fo:break-before="auto" style:column-width="1.6374in"/>
    </style:style>
    <style:style style:name="co21" style:family="table-column">
      <style:table-column-properties fo:break-before="auto" style:column-width="1.8437in"/>
    </style:style>
    <style:style style:name="co22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0.9634in"/>
    </style:style>
    <style:style style:name="co15" style:family="table-column">
      <style:table-column-properties fo:break-before="auto" style:column-width="0.6244in"/>
    </style:style>
    <style:style style:name="co16" style:family="table-column">
      <style:table-column-properties fo:break-before="auto" style:column-width="0.3709in"/>
    </style:style>
    <style:style style:name="co23" style:family="table-column">
      <style:table-column-properties fo:break-before="auto" style:column-width="0.4146in"/>
    </style:style>
    <style:style style:name="ro7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8" style:family="table-row">
      <style:table-row-properties style:row-height="0.6008in" fo:break-before="auto" style:use-optimal-row-height="true"/>
    </style:style>
    <style:style style:name="ro9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539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3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padding="0.0417in"/>
    </style:style>
    <style:style style:name="ce39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40" style:family="table-cell" style:parent-style-name="Default">
      <style:table-cell-properties fo:padding="0.0417in" style:vertical-align="middle"/>
    </style:style>
    <style:style style:name="ce48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9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>
      <style:text-properties fo:font-style="normal" style:font-style-asian="normal" style:font-style-complex="normal"/>
    </style:style>
    <style:style style:name="ce52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53" style:family="table-cell" style:parent-style-name="Result2">
      <style:table-cell-properties fo:padding="0.0417in" style:vertical-align="middle"/>
    </style:style>
    <style:style style:name="ce54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64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65" style:family="table-cell" style:parent-style-name="Default">
      <style:text-properties style:font-name="Arial" fo:font-size="9pt" style:font-size-asian="9pt" style:font-size-complex="9pt"/>
    </style:style>
    <style:style style:name="ce66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69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70" style:family="table-cell" style:parent-style-name="Document_20_Title">
      <style:text-properties style:font-name="Arial" fo:font-size="9pt" style:font-size-asian="9pt" style:font-size-complex="9pt"/>
    </style:style>
    <style:style style:name="ce71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3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1018" table:default-cell-style-name="Default"/>
        <table:table-row table:style-name="ro7">
          <table:table-cell table:style-name="ce39" office:value-type="string">
            <text:p>NUS Technology</text:p>
          </table:table-cell>
          <table:table-cell table:style-name="ce40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40" table:number-columns-repeated="1019"/>
          <table:table-cell table:number-columns-repeated="2"/>
        </table:table-row>
        <table:table-row table:style-name="ro2">
          <table:table-cell/>
          <table:table-cell table:style-name="ce40"/>
          <table:table-cell table:style-name="ce63"/>
          <table:table-cell table:style-name="ce40" table:number-columns-repeated="1019"/>
          <table:table-cell table:number-columns-repeated="2"/>
        </table:table-row>
        <table:table-row table:style-name="ro2">
          <table:table-cell/>
          <table:table-cell table:style-name="ce40" table:number-columns-repeated="1021"/>
          <table:table-cell table:number-columns-repeated="2"/>
        </table:table-row>
        <table:table-row table:style-name="ro2" table:number-rows-repeated="2">
          <table:table-cell table:style-name="ce40" table:number-columns-repeated="1022"/>
          <table:table-cell table:number-columns-repeated="2"/>
        </table:table-row>
        <table:table-row table:style-name="ro2">
          <table:table-cell table:style-name="ce40"/>
          <table:table-cell table:style-name="ce53" table:number-columns-repeated="2"/>
          <table:table-cell table:style-name="ce40" table:number-columns-repeated="1019"/>
          <table:table-cell table:number-columns-repeated="2"/>
        </table:table-row>
        <table:table-row table:style-name="ro2" table:number-rows-repeated="2">
          <table:table-cell table:style-name="ce40" table:number-columns-repeated="2"/>
          <table:table-cell/>
          <table:table-cell table:style-name="ce40" table:number-columns-repeated="1019"/>
          <table:table-cell table:number-columns-repeated="2"/>
        </table:table-row>
        <table:table-row table:style-name="ro8">
          <table:table-cell table:style-name="ce48" office:value-type="string">
            <text:p>Timekeeping Information 2014</text:p>
          </table:table-cell>
          <table:table-cell table:style-name="ce40" table:number-columns-repeated="1021"/>
          <table:table-cell table:number-columns-repeated="2"/>
        </table:table-row>
        <table:table-row table:style-name="ro2">
          <table:table-cell table:style-name="ce49" office:value-type="string">
            <text:p>Created by:</text:p>
          </table:table-cell>
          <table:table-cell table:style-name="ce54" office:value-type="string">
            <text:p>Thuy Le-Thi-Thanh</text:p>
          </table:table-cell>
          <table:table-cell table:style-name="ce51"/>
          <table:table-cell table:style-name="ce68" table:number-columns-repeated="1019"/>
          <table:table-cell table:style-name="ce65" table:number-columns-repeated="2"/>
        </table:table-row>
        <table:table-row table:style-name="ro2">
          <table:table-cell table:style-name="ce50" office:value-type="string">
            <text:p>Effective date:</text:p>
          </table:table-cell>
          <table:table-cell table:style-name="ce55" office:value-type="string">
            <text:p>N/A</text:p>
          </table:table-cell>
          <table:table-cell table:style-name="ce51"/>
          <table:table-cell table:style-name="ce68" table:number-columns-repeated="2"/>
          <table:table-cell table:style-name="ce65"/>
          <table:table-cell table:style-name="ce68" table:number-columns-repeated="1016"/>
          <table:table-cell table:style-name="ce65" table:number-columns-repeated="2"/>
        </table:table-row>
        <table:table-row table:style-name="ro2">
          <table:table-cell table:style-name="ce49" office:value-type="string">
            <text:p>Version:</text:p>
          </table:table-cell>
          <table:table-cell table:style-name="ce61" office:value-type="float" office:value="0.1">
            <text:p>0.1</text:p>
          </table:table-cell>
          <table:table-cell table:style-name="ce51"/>
          <table:table-cell table:style-name="ce68" table:number-columns-repeated="2"/>
          <table:table-cell table:style-name="ce70"/>
          <table:table-cell table:style-name="ce68" table:number-columns-repeated="1016"/>
          <table:table-cell table:style-name="ce65" table:number-columns-repeated="2"/>
        </table:table-row>
        <table:table-row table:style-name="ro2">
          <table:table-cell table:style-name="ce51" table:number-columns-repeated="3"/>
          <table:table-cell table:style-name="ce40" table:number-columns-repeated="1019"/>
          <table:table-cell table:number-columns-repeated="2"/>
        </table:table-row>
        <table:table-row table:style-name="ro2">
          <table:table-cell table:style-name="ce40"/>
          <table:table-cell table:style-name="ce12" table:number-columns-repeated="2"/>
          <table:table-cell table:style-name="ce40" table:number-columns-repeated="1019"/>
          <table:table-cell table:number-columns-repeated="2"/>
        </table:table-row>
        <table:table-row table:style-name="ro2" table:number-rows-repeated="2">
          <table:table-cell table:style-name="ce40"/>
          <table:table-cell table:style-name="ce12"/>
          <table:table-cell/>
          <table:table-cell table:style-name="ce40" table:number-columns-repeated="1019"/>
          <table:table-cell table:number-columns-repeated="2"/>
        </table:table-row>
        <table:table-row table:style-name="ro2">
          <table:table-cell table:style-name="ce40"/>
          <table:table-cell table:style-name="ce12" table:number-columns-repeated="2"/>
          <table:table-cell table:style-name="ce40" table:number-columns-repeated="2"/>
          <table:table-cell/>
          <table:table-cell table:style-name="ce40" table:number-columns-repeated="1016"/>
          <table:table-cell table:number-columns-repeated="2"/>
        </table:table-row>
        <table:table-row table:style-name="ro2" table:number-rows-repeated="2">
          <table:table-cell table:style-name="ce40"/>
          <table:table-cell table:style-name="ce12" table:number-columns-repeated="2"/>
          <table:table-cell table:style-name="ce40" table:number-columns-repeated="1019"/>
          <table:table-cell table:number-columns-repeated="2"/>
        </table:table-row>
        <table:table-row table:style-name="ro9">
          <table:table-cell table:style-name="ce40"/>
          <table:table-cell table:style-name="ce12" table:number-columns-repeated="2"/>
          <table:table-cell table:style-name="ce40"/>
          <table:table-cell/>
          <table:table-cell table:style-name="ce71" office:value-type="string">
            <text:p>Office Admin</text:p>
          </table:table-cell>
          <table:table-cell table:style-name="ce40" table:number-columns-repeated="1016"/>
          <table:table-cell table:number-columns-repeated="2"/>
        </table:table-row>
        <table:table-row table:style-name="ro2">
          <table:table-cell table:style-name="ce40"/>
          <table:table-cell table:style-name="ce12" table:number-columns-repeated="2"/>
          <table:table-cell table:style-name="ce40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64"/>
          <table:table-cell table:style-name="ce40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65"/>
          <table:table-cell table:style-name="ce69" table:number-columns-repeated="3"/>
          <table:table-cell table:style-name="ce40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69" table:number-columns-repeated="3"/>
          <table:table-cell table:style-name="ce40" table:number-columns-repeated="1016"/>
          <table:table-cell table:number-columns-repeated="2"/>
        </table:table-row>
        <table:table-row table:style-name="ro2">
          <table:table-cell table:style-name="ce52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66"/>
          <table:table-cell table:style-name="ce69" table:number-columns-repeated="3"/>
          <table:table-cell table:style-name="ce40" table:number-columns-repeated="1016"/>
          <table:table-cell table:number-columns-repeated="2"/>
        </table:table-row>
        <table:table-row table:style-name="ro2">
          <table:table-cell table:style-name="ce40"/>
          <table:table-cell table:number-columns-repeated="2"/>
          <table:table-cell table:style-name="ce40" table:number-columns-repeated="1019"/>
          <table:table-cell table:number-columns-repeated="2"/>
        </table:table-row>
        <table:table-row table:style-name="ro2">
          <table:table-cell table:style-name="ce40"/>
          <table:table-cell table:style-name="ce62"/>
          <table:table-cell table:style-name="ce67"/>
          <table:table-cell table:style-name="ce40" table:number-columns-repeated="1019"/>
          <table:table-cell table:number-columns-repeated="2"/>
        </table:table-row>
        <table:table-row table:style-name="ro2" table:number-rows-repeated="5">
          <table:table-cell table:style-name="ce40"/>
          <table:table-cell table:style-name="ce12" table:number-columns-repeated="2"/>
          <table:table-cell table:style-name="ce40" table:number-columns-repeated="1019"/>
          <table:table-cell table:number-columns-repeated="2"/>
        </table:table-row>
        <table:table-row table:style-name="ro2" table:number-rows-repeated="6">
          <table:table-cell table:style-name="ce40"/>
          <table:table-cell table:number-columns-repeated="2"/>
          <table:table-cell table:style-name="ce40" table:number-columns-repeated="1019"/>
          <table:table-cell table:number-columns-repeated="2"/>
        </table:table-row>
        <table:table-row table:style-name="ro2" table:number-rows-repeated="65496">
          <table:table-cell table:style-name="ce40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4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4" table:print="false">
        <office:forms form:automatic-focus="false" form:apply-design-mode="false"/>
        <table:table-column table:style-name="co23" table:default-cell-style-name="Default"/>
        <table:table-column table:style-name="co7" table:number-columns-repeated="7" table:default-cell-style-name="Default"/>
        <table:table-row table:style-name="ro10">
          <table:table-cell table:style-name="ce72" office:value-type="string">
            <text:p>Tổng hợp ngày nghỉ 2014</text:p>
          </table:table-cell>
          <table:table-cell table:style-name="ce35" table:number-columns-repeated="7"/>
        </table:table-row>
        <table:table-row table:style-name="ro10" table:number-rows-repeated="4">
          <table:table-cell table:style-name="ce72"/>
          <table:table-cell table:style-name="ce35" table:number-columns-repeated="7"/>
        </table:table-row>
        <table:table-row table:style-name="ro11">
          <table:table-cell table:style-name="ce78" office:value-type="string">
            <text:p>No.</text:p>
          </table:table-cell>
          <table:table-cell table:style-name="ce78" office:value-type="string">
            <text:p>Name</text:p>
          </table:table-cell>
          <table:table-cell table:style-name="ce79" office:value-type="string">
            <office:annotation office:display="true" draw:style-name="gr3" draw:text-style-name="P2" svg:width="3.4126in" svg:height="1.3232in" svg:x="2.9559in" svg:y="0.0083in" draw:caption-point-x="-0.7689in" draw:caption-point-y="1.3551in">
              <dc:creator>ThuyLTT</dc:creator>
              <dc:date>2014-01-06T00:00:00</dc:date>
              <text:p text:style-name="P3"><text:span text:style-name="T1">- Ngày phép (dương) còn lại từ năm ngoái sẽ chuyển thành phép năm nay</text:span></text:p>
              <text:p text:style-name="P3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3"><text:span text:style-name="T1"/></text:p>
              <text:p text:style-name="P3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79" office:value-type="string">
            <office:annotation draw:style-name="gr2" draw:text-style-name="P2" svg:width="1.1413in" svg:height="0.5457in" svg:x="3.3161in" svg:y="0.8217in" draw:caption-point-x="-0.2402in" draw:caption-point-y="0.5417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79" office:value-type="string">
            <text:p>Working To</text:p>
          </table:table-cell>
          <table:table-cell table:style-name="ce79" office:value-type="string">
            <office:annotation draw:style-name="gr2" draw:text-style-name="P2" svg:width="1.1413in" svg:height="0.7012in" svg:x="5.1161in" svg:y="0.8217in" draw:caption-point-x="-0.2622in" draw:caption-point-y="0.5417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79" office:value-type="string">
            <office:annotation draw:style-name="gr2" draw:text-style-name="P2" svg:width="1.1413in" svg:height="0.3902in" svg:x="5.9831in" svg:y="0.8217in" draw:caption-point-x="-0.2402in" draw:caption-point-y="0.5417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79" office:value-type="string">
            <office:annotation office:display="true" draw:style-name="gr4" draw:text-style-name="P2" svg:width="1.9224in" svg:height="1.4787in" svg:x="7.4327in" svg:y="0.8327in" draw:caption-point-x="-0.8004in" draw:caption-point-y="0.5307in">
              <dc:creator>ThuyLTT</dc:creator>
              <dc:date>2014-01-06T00:00:00</dc:date>
              <text:p text:style-name="P3"><text:span text:style-name="T1">Ngày phép còn lại trong năm</text:span></text:p>
              <text:p text:style-name="P3"><text:span text:style-name="T1"/></text:p>
              <text:p text:style-name="P3"><text:span text:style-name="T1">Khi kết thúc năm:</text:span></text:p>
              <text:p text:style-name="P3"><text:span text:style-name="T1">- Số ngày phép còn lại (dương) sẽ được chuyển sang năm sau</text:span></text:p>
              <text:p text:style-name="P3"><text:span text:style-name="T1"/></text:p>
              <text:p text:style-name="P3"><text:span text:style-name="T1">- Số ngày phép còn lại (âm) sẽ bị trừ vào lương tháng 13 </text:span></text:p>
            </office:annotation>
            <text:p>Remaining Leave Days</text:p>
          </table:table-cell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CV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2-14">
            <text:p>02/14/14</text:p>
          </table:table-cell>
          <table:table-cell table:style-name="ce81" table:formula="of:=IF(YEAR(NOW())&gt;YEAR([.D7]);DATE(YEAR([.D7]);12;31);NOW())" office:value-type="date" office:date-value="2014-12-22T11:52:19.94">
            <text:p>12/22/14</text:p>
          </table:table-cell>
          <table:table-cell table:style-name="ce80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11">
            <text:p>11</text:p>
          </table:table-cell>
          <table:table-cell table:style-name="ce82" table:formula="of:=SUMPRODUCT([Thong_Tin_Ngay_Nghi_201401.$B$3:.$B$19]=[.B7];[Thong_Tin_Ngay_Nghi_201401.$C$3:.$C$19]) + SUMPRODUCT([Thong_Tin_Ngay_Nghi_201402.$B$3:.$B$24]=[.B7];[Thong_Tin_Ngay_Nghi_201402.$C$3:.$C$24])" office:value-type="float" office:value="0">
            <text:p>0</text:p>
          </table:table-cell>
          <table:table-cell table:style-name="ce80" table:formula="of:=IF(OR([.C7]-[.G7]&lt;=0; DATE(YEAR([.E7]);MONTH([.E7]);DAY([.E7]))&lt;=DATE(YEAR([.E7]);3;31)); [.F7]+[.C7]-[.G7]; [.F7]-[.C7]+[.G7])" office:value-type="float" office:value="11">
            <text:p>11</text:p>
          </table:table-cell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80" office:value-type="float" office:value="0.5">
            <text:p>0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8]);DATE(YEAR([.D8]);12;31);NOW())" office:value-type="date" office:date-value="2014-12-22T11:52:19.94">
            <text:p>12/22/14</text:p>
          </table:table-cell>
          <table:table-cell table:style-name="ce80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12">
            <text:p>12</text:p>
          </table:table-cell>
          <table:table-cell table:style-name="ce82" table:formula="of:=SUMPRODUCT([Thong_Tin_Ngay_Nghi_201401.$B$3:.$B$19]=[.B8];[Thong_Tin_Ngay_Nghi_201401.$C$3:.$C$19]) + SUMPRODUCT([Thong_Tin_Ngay_Nghi_201402.$B$3:.$B$24]=[.B8];[Thong_Tin_Ngay_Nghi_201402.$C$3:.$C$24])" office:value-type="float" office:value="0">
            <text:p>0</text:p>
          </table:table-cell>
          <table:table-cell table:style-name="ce80" table:formula="of:=IF(OR([.C8]-[.G8]&lt;=0; DATE(YEAR([.E8]);MONTH([.E8]);DAY([.E8]))&lt;=DATE(YEAR([.E8]);3;31)); [.F8]+[.C8]-[.G8]; [.F8]-[.C8]+[.G8])" office:value-type="float" office:value="11.5">
            <text:p>11.5</text:p>
          </table:table-cell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9]);DATE(YEAR([.D9]);12;31);NOW())" office:value-type="date" office:date-value="2014-12-22T11:52:19.94">
            <text:p>12/22/14</text:p>
          </table:table-cell>
          <table:table-cell table:style-name="ce80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12">
            <text:p>12</text:p>
          </table:table-cell>
          <table:table-cell table:style-name="ce82" table:formula="of:=SUMPRODUCT([Thong_Tin_Ngay_Nghi_201401.$B$3:.$B$19]=[.B9];[Thong_Tin_Ngay_Nghi_201401.$C$3:.$C$19]) + SUMPRODUCT([Thong_Tin_Ngay_Nghi_201402.$B$3:.$B$24]=[.B9];[Thong_Tin_Ngay_Nghi_201402.$C$3:.$C$24])" office:value-type="float" office:value="9">
            <text:p>9</text:p>
          </table:table-cell>
          <table:table-cell table:style-name="ce80" table:formula="of:=IF(OR([.C9]-[.G9]&lt;=0; DATE(YEAR([.E9]);MONTH([.E9]);DAY([.E9]))&lt;=DATE(YEAR([.E9]);3;31)); [.F9]+[.C9]-[.G9]; [.F9]-[.C9]+[.G9])" office:value-type="float" office:value="3">
            <text:p>3</text:p>
          </table:table-cell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0]);DATE(YEAR([.D10]);12;31);NOW())" office:value-type="date" office:date-value="2014-12-22T11:52:19.94">
            <text:p>12/22/14</text:p>
          </table:table-cell>
          <table:table-cell table:style-name="ce80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12">
            <text:p>12</text:p>
          </table:table-cell>
          <table:table-cell table:style-name="ce82" table:formula="of:=SUMPRODUCT([Thong_Tin_Ngay_Nghi_201401.$B$3:.$B$19]=[.B10];[Thong_Tin_Ngay_Nghi_201401.$C$3:.$C$19]) + SUMPRODUCT([Thong_Tin_Ngay_Nghi_201402.$B$3:.$B$24]=[.B10];[Thong_Tin_Ngay_Nghi_201402.$C$3:.$C$24])" office:value-type="float" office:value="3">
            <text:p>3</text:p>
          </table:table-cell>
          <table:table-cell table:style-name="ce80" table:formula="of:=IF(OR([.C10]-[.G10]&lt;=0; DATE(YEAR([.E10]);MONTH([.E10]);DAY([.E10]))&lt;=DATE(YEAR([.E10]);3;31)); [.F10]+[.C10]-[.G10]; [.F10]-[.C10]+[.G10])" office:value-type="float" office:value="9">
            <text:p>9</text:p>
          </table:table-cell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iBT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1]);DATE(YEAR([.D11]);12;31);NOW())" office:value-type="date" office:date-value="2014-12-22T11:52:19.94">
            <text:p>12/22/14</text:p>
          </table:table-cell>
          <table:table-cell table:style-name="ce80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12">
            <text:p>12</text:p>
          </table:table-cell>
          <table:table-cell table:style-name="ce82" table:formula="of:=SUMPRODUCT([Thong_Tin_Ngay_Nghi_201401.$B$3:.$B$19]=[.B11];[Thong_Tin_Ngay_Nghi_201401.$C$3:.$C$19]) + SUMPRODUCT([Thong_Tin_Ngay_Nghi_201402.$B$3:.$B$24]=[.B11];[Thong_Tin_Ngay_Nghi_201402.$C$3:.$C$24])" office:value-type="float" office:value="1.5">
            <text:p>1.5</text:p>
          </table:table-cell>
          <table:table-cell table:style-name="ce80" table:formula="of:=IF(OR([.C11]-[.G11]&lt;=0; DATE(YEAR([.E11]);MONTH([.E11]);DAY([.E11]))&lt;=DATE(YEAR([.E11]);3;31)); [.F11]+[.C11]-[.G11]; [.F11]-[.C11]+[.G11])" office:value-type="float" office:value="10.5">
            <text:p>10.5</text:p>
          </table:table-cell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office:annotation draw:style-name="gr2" draw:text-style-name="P2" svg:width="1.1413in" svg:height="0.8567in" svg:x="1.5382in" svg:y="2.537in" draw:caption-point-x="-0.2402in" draw:caption-point-y="0.6016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80"/>
          <table:table-cell table:style-name="ce81" office:value-type="date" office:date-value="2014-01-01">
            <text:p>01/01/14</text:p>
          </table:table-cell>
          <table:table-cell table:style-name="ce81" table:formula="of:=IF(YEAR(NOW())&gt;YEAR([.D12]);DATE(YEAR([.D12]);12;31);NOW())" office:value-type="date" office:date-value="2014-12-22T11:52:19.94">
            <text:p>12/22/14</text:p>
          </table:table-cell>
          <table:table-cell table:style-name="ce80"/>
          <table:table-cell table:style-name="ce82" table:formula="of:=SUMPRODUCT([Thong_Tin_Ngay_Nghi_201401.$B$3:.$B$19]=[.B12];[Thong_Tin_Ngay_Nghi_201401.$C$3:.$C$19]) + SUMPRODUCT([Thong_Tin_Ngay_Nghi_201402.$B$3:.$B$24]=[.B12];[Thong_Tin_Ngay_Nghi_201402.$C$3:.$C$24])" office:value-type="float" office:value="5">
            <text:p>5</text:p>
          </table:table-cell>
          <table:table-cell table:style-name="ce8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3]);DATE(YEAR([.D13]);12;31);NOW())" office:value-type="date" office:date-value="2014-12-22T11:52:19.94">
            <text:p>12/22/14</text:p>
          </table:table-cell>
          <table:table-cell table:style-name="ce80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12">
            <text:p>12</text:p>
          </table:table-cell>
          <table:table-cell table:style-name="ce82" table:formula="of:=SUMPRODUCT([Thong_Tin_Ngay_Nghi_201401.$B$3:.$B$19]=[.B13];[Thong_Tin_Ngay_Nghi_201401.$C$3:.$C$19]) + SUMPRODUCT([Thong_Tin_Ngay_Nghi_201402.$B$3:.$B$24]=[.B13];[Thong_Tin_Ngay_Nghi_201402.$C$3:.$C$24])" office:value-type="float" office:value="2">
            <text:p>2</text:p>
          </table:table-cell>
          <table:table-cell table:style-name="ce80" table:formula="of:=IF(OR([.C13]-[.G13]&lt;=0; DATE(YEAR([.E13]);MONTH([.E13]);DAY([.E13]))&lt;=DATE(YEAR([.E13]);3;31)); [.F13]+[.C13]-[.G13]; [.F13]-[.C13]+[.G13])" office:value-type="float" office:value="10">
            <text:p>10</text:p>
          </table:table-cell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80" office:value-type="float" office:value="1">
            <text:p>1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4]);DATE(YEAR([.D14]);12;31);NOW())" office:value-type="date" office:date-value="2014-12-22T11:52:19.94">
            <text:p>12/22/14</text:p>
          </table:table-cell>
          <table:table-cell table:style-name="ce80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12">
            <text:p>12</text:p>
          </table:table-cell>
          <table:table-cell table:style-name="ce82" table:formula="of:=SUMPRODUCT([Thong_Tin_Ngay_Nghi_201401.$B$3:.$B$19]=[.B14];[Thong_Tin_Ngay_Nghi_201401.$C$3:.$C$19]) + SUMPRODUCT([Thong_Tin_Ngay_Nghi_201402.$B$3:.$B$24]=[.B14];[Thong_Tin_Ngay_Nghi_201402.$C$3:.$C$24])" office:value-type="float" office:value="2">
            <text:p>2</text:p>
          </table:table-cell>
          <table:table-cell table:style-name="ce80" table:formula="of:=IF(OR([.C14]-[.G14]&lt;=0; DATE(YEAR([.E14]);MONTH([.E14]);DAY([.E14]))&lt;=DATE(YEAR([.E14]);3;31)); [.F14]+[.C14]-[.G14]; [.F14]-[.C14]+[.G14])" office:value-type="float" office:value="11">
            <text:p>11</text:p>
          </table:table-cell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13">
            <text:p>01/13/14</text:p>
          </table:table-cell>
          <table:table-cell table:style-name="ce81" table:formula="of:=IF(YEAR(NOW())&gt;YEAR([.D15]);DATE(YEAR([.D15]);12;31);NOW())" office:value-type="date" office:date-value="2014-12-22T11:52:19.94">
            <text:p>12/22/14</text:p>
          </table:table-cell>
          <table:table-cell table:style-name="ce80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12">
            <text:p>12</text:p>
          </table:table-cell>
          <table:table-cell table:style-name="ce82" table:formula="of:=SUMPRODUCT([Thong_Tin_Ngay_Nghi_201401.$B$3:.$B$19]=[.B15];[Thong_Tin_Ngay_Nghi_201401.$C$3:.$C$19]) + SUMPRODUCT([Thong_Tin_Ngay_Nghi_201402.$B$3:.$B$24]=[.B15];[Thong_Tin_Ngay_Nghi_201402.$C$3:.$C$24])" office:value-type="float" office:value="3">
            <text:p>3</text:p>
          </table:table-cell>
          <table:table-cell table:style-name="ce80" table:formula="of:=IF(OR([.C15]-[.G15]&lt;=0; DATE(YEAR([.E15]);MONTH([.E15]);DAY([.E15]))&lt;=DATE(YEAR([.E15]);3;31)); [.F15]+[.C15]-[.G15]; [.F15]-[.C15]+[.G15])" office:value-type="float" office:value="9">
            <text:p>9</text:p>
          </table:table-cell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6]);DATE(YEAR([.D16]);12;31);NOW())" office:value-type="date" office:date-value="2014-12-22T11:52:19.95">
            <text:p>12/22/14</text:p>
          </table:table-cell>
          <table:table-cell table:style-name="ce80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12">
            <text:p>12</text:p>
          </table:table-cell>
          <table:table-cell table:style-name="ce82" table:formula="of:=SUMPRODUCT([Thong_Tin_Ngay_Nghi_201401.$B$3:.$B$19]=[.B16];[Thong_Tin_Ngay_Nghi_201401.$C$3:.$C$19]) + SUMPRODUCT([Thong_Tin_Ngay_Nghi_201402.$B$3:.$B$24]=[.B16];[Thong_Tin_Ngay_Nghi_201402.$C$3:.$C$24])" office:value-type="float" office:value="9.5">
            <text:p>9.5</text:p>
          </table:table-cell>
          <table:table-cell table:style-name="ce80" table:formula="of:=IF(OR([.C16]-[.G16]&lt;=0; DATE(YEAR([.E16]);MONTH([.E16]);DAY([.E16]))&lt;=DATE(YEAR([.E16]);3;31)); [.F16]+[.C16]-[.G16]; [.F16]-[.C16]+[.G16])" office:value-type="float" office:value="2.5">
            <text:p>2.5</text:p>
          </table:table-cell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7]);DATE(YEAR([.D17]);12;31);NOW())" office:value-type="date" office:date-value="2014-12-22T11:52:19.95">
            <text:p>12/22/14</text:p>
          </table:table-cell>
          <table:table-cell table:style-name="ce80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12">
            <text:p>12</text:p>
          </table:table-cell>
          <table:table-cell table:style-name="ce82" table:formula="of:=SUMPRODUCT([Thong_Tin_Ngay_Nghi_201401.$B$3:.$B$19]=[.B17];[Thong_Tin_Ngay_Nghi_201401.$C$3:.$C$19]) + SUMPRODUCT([Thong_Tin_Ngay_Nghi_201402.$B$3:.$B$24]=[.B17];[Thong_Tin_Ngay_Nghi_201402.$C$3:.$C$24])" office:value-type="float" office:value="2">
            <text:p>2</text:p>
          </table:table-cell>
          <table:table-cell table:style-name="ce80" table:formula="of:=IF(OR([.C17]-[.G17]&lt;=0; DATE(YEAR([.E17]);MONTH([.E17]);DAY([.E17]))&lt;=DATE(YEAR([.E17]);3;31)); [.F17]+[.C17]-[.G17]; [.F17]-[.C17]+[.G17])" office:value-type="float" office:value="10">
            <text:p>10</text:p>
          </table:table-cell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80" office:value-type="float" office:value="1.5">
            <text:p>1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8]);DATE(YEAR([.D18]);12;31);NOW())" office:value-type="date" office:date-value="2014-12-22T11:52:19.95">
            <text:p>12/22/14</text:p>
          </table:table-cell>
          <table:table-cell table:style-name="ce80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12">
            <text:p>12</text:p>
          </table:table-cell>
          <table:table-cell table:style-name="ce82" table:formula="of:=SUMPRODUCT([Thong_Tin_Ngay_Nghi_201401.$B$3:.$B$19]=[.B18];[Thong_Tin_Ngay_Nghi_201401.$C$3:.$C$19]) + SUMPRODUCT([Thong_Tin_Ngay_Nghi_201402.$B$3:.$B$24]=[.B18];[Thong_Tin_Ngay_Nghi_201402.$C$3:.$C$24])" office:value-type="float" office:value="3">
            <text:p>3</text:p>
          </table:table-cell>
          <table:table-cell table:style-name="ce80" table:formula="of:=IF(OR([.C18]-[.G18]&lt;=0; DATE(YEAR([.E18]);MONTH([.E18]);DAY([.E18]))&lt;=DATE(YEAR([.E18]);3;31)); [.F18]+[.C18]-[.G18]; [.F18]-[.C18]+[.G18])" office:value-type="float" office:value="10.5">
            <text:p>10.5</text:p>
          </table:table-cell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80" office:value-type="float" office:value="0.5">
            <text:p>0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19]);DATE(YEAR([.D19]);12;31);NOW())" office:value-type="date" office:date-value="2014-12-22T11:52:19.95">
            <text:p>12/22/14</text:p>
          </table:table-cell>
          <table:table-cell table:style-name="ce80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12">
            <text:p>12</text:p>
          </table:table-cell>
          <table:table-cell table:style-name="ce82" table:formula="of:=SUMPRODUCT([Thong_Tin_Ngay_Nghi_201401.$B$3:.$B$19]=[.B19];[Thong_Tin_Ngay_Nghi_201401.$C$3:.$C$19]) + SUMPRODUCT([Thong_Tin_Ngay_Nghi_201402.$B$3:.$B$24]=[.B19];[Thong_Tin_Ngay_Nghi_201402.$C$3:.$C$24])" office:value-type="float" office:value="3.5">
            <text:p>3.5</text:p>
          </table:table-cell>
          <table:table-cell table:style-name="ce80" table:formula="of:=IF(OR([.C19]-[.G19]&lt;=0; DATE(YEAR([.E19]);MONTH([.E19]);DAY([.E19]))&lt;=DATE(YEAR([.E19]);3;31)); [.F19]+[.C19]-[.G19]; [.F19]-[.C19]+[.G19])" office:value-type="float" office:value="9">
            <text:p>9</text:p>
          </table:table-cell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SinhNT</text:p>
          </table:table-cell>
          <table:table-cell table:style-name="ce80" office:value-type="float" office:value="2.5">
            <text:p>2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0]);DATE(YEAR([.D20]);12;31);NOW())" office:value-type="date" office:date-value="2014-12-22T11:52:19.95">
            <text:p>12/22/14</text:p>
          </table:table-cell>
          <table:table-cell table:style-name="ce80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12">
            <text:p>12</text:p>
          </table:table-cell>
          <table:table-cell table:style-name="ce82" table:formula="of:=SUMPRODUCT([Thong_Tin_Ngay_Nghi_201401.$B$3:.$B$19]=[.B20];[Thong_Tin_Ngay_Nghi_201401.$C$3:.$C$19]) + SUMPRODUCT([Thong_Tin_Ngay_Nghi_201402.$B$3:.$B$24]=[.B20];[Thong_Tin_Ngay_Nghi_201402.$C$3:.$C$24])" office:value-type="float" office:value="5">
            <text:p>5</text:p>
          </table:table-cell>
          <table:table-cell table:style-name="ce80" table:formula="of:=IF(OR([.C20]-[.G20]&lt;=0; DATE(YEAR([.E20]);MONTH([.E20]);DAY([.E20]))&lt;=DATE(YEAR([.E20]);3;31)); [.F20]+[.C20]-[.G20]; [.F20]-[.C20]+[.G20])" office:value-type="float" office:value="9.5">
            <text:p>9.5</text:p>
          </table:table-cell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DTH</text:p>
          </table:table-cell>
          <table:table-cell table:style-name="ce80" office:value-type="float" office:value="1.5">
            <text:p>1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1]);DATE(YEAR([.D21]);12;31);NOW())" office:value-type="date" office:date-value="2014-12-22T11:52:19.95">
            <text:p>12/22/14</text:p>
          </table:table-cell>
          <table:table-cell table:style-name="ce80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12">
            <text:p>12</text:p>
          </table:table-cell>
          <table:table-cell table:style-name="ce82" table:formula="of:=SUMPRODUCT([Thong_Tin_Ngay_Nghi_201401.$B$3:.$B$19]=[.B21];[Thong_Tin_Ngay_Nghi_201401.$C$3:.$C$19]) + SUMPRODUCT([Thong_Tin_Ngay_Nghi_201402.$B$3:.$B$24]=[.B21];[Thong_Tin_Ngay_Nghi_201402.$C$3:.$C$24])" office:value-type="float" office:value="5.5">
            <text:p>5.5</text:p>
          </table:table-cell>
          <table:table-cell table:style-name="ce80" table:formula="of:=IF(OR([.C21]-[.G21]&lt;=0; DATE(YEAR([.E21]);MONTH([.E21]);DAY([.E21]))&lt;=DATE(YEAR([.E21]);3;31)); [.F21]+[.C21]-[.G21]; [.F21]-[.C21]+[.G21])" office:value-type="float" office:value="8">
            <text:p>8</text:p>
          </table:table-cell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80" office:value-type="float" office:value="4.5">
            <text:p>4.5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2]);DATE(YEAR([.D22]);12;31);NOW())" office:value-type="date" office:date-value="2014-12-22T11:52:19.95">
            <text:p>12/22/14</text:p>
          </table:table-cell>
          <table:table-cell table:style-name="ce80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12">
            <text:p>12</text:p>
          </table:table-cell>
          <table:table-cell table:style-name="ce82" table:formula="of:=SUMPRODUCT([Thong_Tin_Ngay_Nghi_201401.$B$3:.$B$19]=[.B22];[Thong_Tin_Ngay_Nghi_201401.$C$3:.$C$19]) + SUMPRODUCT([Thong_Tin_Ngay_Nghi_201402.$B$3:.$B$24]=[.B22];[Thong_Tin_Ngay_Nghi_201402.$C$3:.$C$24])" office:value-type="float" office:value="5">
            <text:p>5</text:p>
          </table:table-cell>
          <table:table-cell table:style-name="ce80" table:formula="of:=IF(OR([.C22]-[.G22]&lt;=0; DATE(YEAR([.E22]);MONTH([.E22]);DAY([.E22]))&lt;=DATE(YEAR([.E22]);3;31)); [.F22]+[.C22]-[.G22]; [.F22]-[.C22]+[.G22])" office:value-type="float" office:value="11.5">
            <text:p>11.5</text:p>
          </table:table-cell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3]);DATE(YEAR([.D23]);12;31);NOW())" office:value-type="date" office:date-value="2014-12-22T11:52:19.95">
            <text:p>12/22/14</text:p>
          </table:table-cell>
          <table:table-cell table:style-name="ce80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12">
            <text:p>12</text:p>
          </table:table-cell>
          <table:table-cell table:style-name="ce82" table:formula="of:=SUMPRODUCT([Thong_Tin_Ngay_Nghi_201401.$B$3:.$B$19]=[.B23];[Thong_Tin_Ngay_Nghi_201401.$C$3:.$C$19]) + SUMPRODUCT([Thong_Tin_Ngay_Nghi_201402.$B$3:.$B$24]=[.B23];[Thong_Tin_Ngay_Nghi_201402.$C$3:.$C$24])" office:value-type="float" office:value="3.5">
            <text:p>3.5</text:p>
          </table:table-cell>
          <table:table-cell table:style-name="ce80" table:formula="of:=IF(OR([.C23]-[.G23]&lt;=0; DATE(YEAR([.E23]);MONTH([.E23]);DAY([.E23]))&lt;=DATE(YEAR([.E23]);3;31)); [.F23]+[.C23]-[.G23]; [.F23]-[.C23]+[.G23])" office:value-type="float" office:value="8.5">
            <text:p>8.5</text:p>
          </table:table-cell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oiTT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2-10">
            <text:p>02/10/14</text:p>
          </table:table-cell>
          <table:table-cell table:style-name="ce81" table:formula="of:=IF(YEAR(NOW())&gt;YEAR([.D24]);DATE(YEAR([.D24]);12;31);NOW())" office:value-type="date" office:date-value="2014-12-22T11:52:19.95">
            <text:p>12/22/14</text:p>
          </table:table-cell>
          <table:table-cell table:style-name="ce80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11">
            <text:p>11</text:p>
          </table:table-cell>
          <table:table-cell table:style-name="ce82" table:formula="of:=SUMPRODUCT([Thong_Tin_Ngay_Nghi_201401.$B$3:.$B$19]=[.B24];[Thong_Tin_Ngay_Nghi_201401.$C$3:.$C$19]) + SUMPRODUCT([Thong_Tin_Ngay_Nghi_201402.$B$3:.$B$24]=[.B24];[Thong_Tin_Ngay_Nghi_201402.$C$3:.$C$24])" office:value-type="float" office:value="0">
            <text:p>0</text:p>
          </table:table-cell>
          <table:table-cell table:style-name="ce80" table:formula="of:=IF(OR([.C24]-[.G24]&lt;=0; DATE(YEAR([.E24]);MONTH([.E24]);DAY([.E24]))&lt;=DATE(YEAR([.E24]);3;31)); [.F24]+[.C24]-[.G24]; [.F24]-[.C24]+[.G24])" office:value-type="float" office:value="11">
            <text:p>11</text:p>
          </table:table-cell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riNT</text:p>
          </table:table-cell>
          <table:table-cell table:style-name="ce80" office:value-type="float" office:value="0">
            <text:p>0</text:p>
          </table:table-cell>
          <table:table-cell table:style-name="ce81" office:value-type="date" office:date-value="2014-02-10">
            <text:p>02/10/14</text:p>
          </table:table-cell>
          <table:table-cell table:style-name="ce81" table:formula="of:=IF(YEAR(NOW())&gt;YEAR([.D25]);DATE(YEAR([.D25]);12;31);NOW())" office:value-type="date" office:date-value="2014-12-22T11:52:19.95">
            <text:p>12/22/14</text:p>
          </table:table-cell>
          <table:table-cell table:style-name="ce80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11">
            <text:p>11</text:p>
          </table:table-cell>
          <table:table-cell table:style-name="ce82" table:formula="of:=SUMPRODUCT([Thong_Tin_Ngay_Nghi_201401.$B$3:.$B$19]=[.B25];[Thong_Tin_Ngay_Nghi_201401.$C$3:.$C$19]) + SUMPRODUCT([Thong_Tin_Ngay_Nghi_201402.$B$3:.$B$24]=[.B25];[Thong_Tin_Ngay_Nghi_201402.$C$3:.$C$24])" office:value-type="float" office:value="0">
            <text:p>0</text:p>
          </table:table-cell>
          <table:table-cell table:style-name="ce80" table:formula="of:=IF(OR([.C25]-[.G25]&lt;=0; DATE(YEAR([.E25]);MONTH([.E25]);DAY([.E25]))&lt;=DATE(YEAR([.E25]);3;31)); [.F25]+[.C25]-[.G25]; [.F25]-[.C25]+[.G25])" office:value-type="float" office:value="11">
            <text:p>11</text:p>
          </table:table-cell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80" office:value-type="float" office:value="2">
            <text:p>2</text:p>
          </table:table-cell>
          <table:table-cell table:style-name="ce81" office:value-type="date" office:date-value="2014-01-01">
            <text:p>01/01/14</text:p>
          </table:table-cell>
          <table:table-cell table:style-name="ce81" table:formula="of:=IF(YEAR(NOW())&gt;YEAR([.D26]);DATE(YEAR([.D26]);12;31);NOW())" office:value-type="date" office:date-value="2014-12-22T11:52:19.95">
            <text:p>12/22/14</text:p>
          </table:table-cell>
          <table:table-cell table:style-name="ce80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12">
            <text:p>12</text:p>
          </table:table-cell>
          <table:table-cell table:style-name="ce82" table:formula="of:=SUMPRODUCT([Thong_Tin_Ngay_Nghi_201401.$B$3:.$B$19]=[.B26];[Thong_Tin_Ngay_Nghi_201401.$C$3:.$C$19]) + SUMPRODUCT([Thong_Tin_Ngay_Nghi_201402.$B$3:.$B$24]=[.B26];[Thong_Tin_Ngay_Nghi_201402.$C$3:.$C$24])" office:value-type="float" office:value="3.5">
            <text:p>3.5</text:p>
          </table:table-cell>
          <table:table-cell table:style-name="ce80" table:formula="of:=IF(OR([.C26]-[.G26]&lt;=0; DATE(YEAR([.E26]);MONTH([.E26]);DAY([.E26]))&lt;=DATE(YEAR([.E26]);3;31)); [.F26]+[.C26]-[.G26]; [.F26]-[.C26]+[.G26])" office:value-type="float" office:value="10.5">
            <text:p>10.5</text:p>
          </table:table-cell>
        </table:table-row>
        <table:table-row table:style-name="ro2" table:number-rows-repeated="13">
          <table:table-cell table:number-columns-repeated="8"/>
        </table:table-row>
        <table:table-row table:style-name="ro12">
          <table:table-cell table:number-columns-repeated="8"/>
        </table:table-row>
        <table:table-row table:style-name="ro2" table:number-rows-repeated="104853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hong_Tin_Ngay_Nghi_201401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3" office:value-type="string" table:number-columns-spanned="31" table:number-rows-spanned="1">
            <text:p>January</text:p>
          </table:table-cell>
          <table:covered-table-cell table:number-columns-repeated="30" table:style-name="ce46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44" office:value-type="float" office:value="1">
            <office:annotation draw:style-name="gr2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4">
            <text:p>-4</text:p>
          </table:table-cell>
          <table:table-cell table:style-name="ce44" office:value-type="float" office:value="-5">
            <text:p>-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-11">
            <text:p>-11</text:p>
          </table:table-cell>
          <table:table-cell table:style-name="ce44" office:value-type="float" office:value="-12">
            <text:p>-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-18">
            <text:p>-18</text:p>
          </table:table-cell>
          <table:table-cell table:style-name="ce44" office:value-type="float" office:value="-19">
            <text:p>-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-25">
            <text:p>-25</text:p>
          </table:table-cell>
          <table:table-cell table:style-name="ce44" office:value-type="float" office:value="-26">
            <text:p>-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44" office:value-type="float" office:value="31">
            <office:annotation draw:style-name="gr2" draw:text-style-name="P2" svg:width="1.1413in" svg:height="0.2346in" svg:x="13.6421in" svg:y="0.0551in" draw:caption-point-x="-0.2402in" draw:caption-point-y="0.1823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2" table:formula="of:=SUM([.D3:.AH3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2" table:formula="of:=SUM([.D4:.AH4])" office:value-type="float" office:value="7">
            <text:p>7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42" table:formula="of:=SUM([.D5:.AH5])" office:value-type="float" office:value="0.5">
            <text:p>0.5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iBT</text:p>
          </table:table-cell>
          <table:table-cell table:style-name="ce42" table:formula="of:=SUM([.D6:.AH6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.5">
            <text:p>0.5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42" table:formula="of:=SUM([.D7:.AH7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42" table:formula="of:=SUM([.D8:.AH8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42" table:formula="of:=SUM([.D9:.AH9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3752in" draw:caption-point-x="-0.2402in" draw:caption-point-y="0.5961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ngL</text:p>
          </table:table-cell>
          <table:table-cell table:style-name="ce42" table:formula="of:=SUM([.D10:.AH10])" office:value-type="float" office:value="1">
            <text:p>1</text:p>
          </table:table-cell>
          <table:table-cell table:style-name="ce45" table:number-columns-repeated="1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42" table:formula="of:=SUM([.D11:.AH11])" office:value-type="float" office:value="7.5">
            <text:p>7.5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42" table:formula="of:=SUM([.D12:.AH12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4.4059in" svg:y="2.1181in" draw:caption-point-x="-0.2402in" draw:caption-point-y="0.5961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2.1181in" draw:caption-point-x="-0.2402in" draw:caption-point-y="0.5961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42" table:formula="of:=SUM([.D13:.AH13])" office:value-type="float" office:value="1">
            <text:p>1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42" table:formula="of:=SUM([.D14:.AH14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.5">
            <text:p>0.5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42" table:formula="of:=SUM([.D15:.AH15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42" table:formula="of:=SUM([.D16:.AH16])" office:value-type="float" office:value="3.5">
            <text:p>3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42" table:formula="of:=SUM([.D17:.AH17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42" table:formula="of:=SUM([.D18:.AH18])" office:value-type="float" office:value="3.5">
            <text:p>3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VietBA</text:p>
          </table:table-cell>
          <table:table-cell table:style-name="ce42" table:formula="of:=SUM([.D19:.AH19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92"/>
          <table:table-cell table:number-columns-repeated="20"/>
        </table:table-row>
        <table:table-row table:style-name="ro2" table:number-rows-repeated="983146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74" office:value-type="string" table:number-columns-spanned="28" table:number-rows-spanned="1">
            <text:p>February</text:p>
          </table:table-cell>
          <table:covered-table-cell table:number-columns-repeated="27" table:style-name="ce77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75" office:value-type="float" office:value="1">
            <office:annotation draw:style-name="gr2" draw:text-style-name="P2" svg:width="1.1413in" svg:height="0.2346in" svg:x="2.5587in" svg:y="0.0539in" draw:caption-point-x="-0.2402in" draw:caption-point-y="0.1831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75" office:value-type="float" office:value="2">
            <office:annotation draw:style-name="gr2" draw:text-style-name="P2" svg:width="1.1413in" svg:height="0.2346in" svg:x="2.928in" svg:y="0.0539in" draw:caption-point-x="-0.2402in" draw:caption-point-y="0.1831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75" office:value-type="float" office:value="3">
            <office:annotation draw:style-name="gr2" draw:text-style-name="P2" svg:width="1.1413in" svg:height="0.2346in" svg:x="3.2976in" svg:y="0.0539in" draw:caption-point-x="-0.2402in" draw:caption-point-y="0.1831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75" office:value-type="float" office:value="4">
            <office:annotation draw:style-name="gr2" draw:text-style-name="P2" svg:width="1.1413in" svg:height="0.2346in" svg:x="3.6669in" svg:y="0.0539in" draw:caption-point-x="-0.2402in" draw:caption-point-y="0.1831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75" office:value-type="float" office:value="5">
            <office:annotation draw:style-name="gr2" draw:text-style-name="P2" svg:width="1.1413in" svg:height="0.2346in" svg:x="4.0362in" svg:y="0.0539in" draw:caption-point-x="-0.2402in" draw:caption-point-y="0.1831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-8">
            <text:p>-8</text:p>
          </table:table-cell>
          <table:table-cell table:style-name="ce75" office:value-type="float" office:value="-9">
            <text:p>-9</text:p>
          </table:table-cell>
          <table:table-cell table:style-name="ce75" office:value-type="float" office:value="10">
            <text:p>10</text:p>
          </table:table-cell>
          <table:table-cell table:style-name="ce75" office:value-type="float" office:value="11">
            <text:p>11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-15">
            <text:p>-15</text:p>
          </table:table-cell>
          <table:table-cell table:style-name="ce75" office:value-type="float" office:value="-16">
            <text:p>-16</text:p>
          </table:table-cell>
          <table:table-cell table:style-name="ce75" office:value-type="float" office:value="17">
            <text:p>17</text:p>
          </table:table-cell>
          <table:table-cell table:style-name="ce75" office:value-type="float" office:value="18">
            <text:p>18</text:p>
          </table:table-cell>
          <table:table-cell table:style-name="ce75" office:value-type="float" office:value="19">
            <text:p>19</text:p>
          </table:table-cell>
          <table:table-cell table:style-name="ce75" office:value-type="float" office:value="20">
            <text:p>20</text:p>
          </table:table-cell>
          <table:table-cell table:style-name="ce75" office:value-type="float" office:value="21">
            <text:p>21</text:p>
          </table:table-cell>
          <table:table-cell table:style-name="ce75" office:value-type="float" office:value="-22">
            <text:p>-22</text:p>
          </table:table-cell>
          <table:table-cell table:style-name="ce75" office:value-type="float" office:value="-23">
            <text:p>-23</text:p>
          </table:table-cell>
          <table:table-cell table:style-name="ce75" office:value-type="float" office:value="24">
            <text:p>24</text:p>
          </table:table-cell>
          <table:table-cell table:style-name="ce75" office:value-type="float" office:value="25">
            <text:p>25</text:p>
          </table:table-cell>
          <table:table-cell table:style-name="ce75" office:value-type="float" office:value="26">
            <text:p>26</text:p>
          </table:table-cell>
          <table:table-cell table:style-name="ce75" office:value-type="float" office:value="27">
            <text:p>27</text:p>
          </table:table-cell>
          <table:table-cell table:style-name="ce75" office:value-type="float" office:value="28">
            <text:p>28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CV</text:p>
          </table:table-cell>
          <table:table-cell table:style-name="ce73" table:formula="of:=SUM([.D3:.AE3])" office:value-type="float" office:value="0">
            <text:p>0</text:p>
          </table:table-cell>
          <table:table-cell table:style-name="ce76" table:number-columns-repeated="13"/>
          <table:table-cell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73" table:formula="of:=SUM([.D4:.AE4])" office:value-type="float" office:value="0">
            <text:p>0</text:p>
          </table:table-cell>
          <table:table-cell table:style-name="ce76" table:number-columns-repeated="5"/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73" table:formula="of:=SUM([.D5:.AE5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73" table:formula="of:=SUM([.D6:.AE6])" office:value-type="float" office:value="2.5">
            <text:p>2.5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iBT</text:p>
          </table:table-cell>
          <table:table-cell table:style-name="ce73" table:formula="of:=SUM([.D7:.AE7])" office:value-type="float" office:value="0">
            <text:p>0</text:p>
          </table:table-cell>
          <table:table-cell table:style-name="ce76" table:number-columns-repeated="5"/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73" table:formula="of:=SUM([.D8:.AE8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73" table:formula="of:=SUM([.D9:.AE9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73" table:formula="of:=SUM([.D10:.AE10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73" table:formula="of:=SUM([.D11:.AE11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73" table:formula="of:=SUM([.D12:.AE12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73" table:formula="of:=SUM([.D13:.AE13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73" table:formula="of:=SUM([.D14:.AE14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73" table:formula="of:=SUM([.D15:.AE15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SinhNT</text:p>
          </table:table-cell>
          <table:table-cell table:style-name="ce73" table:formula="of:=SUM([.D16:.AE16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DTH</text:p>
          </table:table-cell>
          <table:table-cell table:style-name="ce73" table:formula="of:=SUM([.D17:.AE17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73" table:formula="of:=SUM([.D18:.AE18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73" table:formula="of:=SUM([.D19:.AE19])" office:value-type="float" office:value="0">
            <text:p>0</text:p>
          </table:table-cell>
          <table:table-cell table:style-name="ce76" table:number-columns-repeated="5"/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oiTT</text:p>
          </table:table-cell>
          <table:table-cell table:style-name="ce73" table:formula="of:=SUM([.D20:.AE20])" office:value-type="float" office:value="0">
            <text:p>0</text:p>
          </table:table-cell>
          <table:table-cell table:style-name="ce76" table:number-columns-repeated="9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riNT</text:p>
          </table:table-cell>
          <table:table-cell table:style-name="ce73" table:formula="of:=SUM([.D21:.AE21])" office:value-type="float" office:value="0">
            <text:p>0</text:p>
          </table:table-cell>
          <table:table-cell table:style-name="ce76" table:number-columns-repeated="9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73" table:formula="of:=SUM([.D22:.AE22])" office:value-type="float" office:value="2">
            <text:p>2</text:p>
          </table:table-cell>
          <table:table-cell table:style-name="ce76" table:number-columns-repeated="5"/>
          <table:table-cell table:number-columns-repeated="2" table:style-name="ce76" office:value-type="float" office:value="1"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14"/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12/22/2014</text:date>, <text:time>11:5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12-22">12/22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20</meta:editing-cycles>
    <meta:editing-duration>PT21H11M29S</meta:editing-duration>
    <meta:generator>OpenOffice/4.0.1$Win32 OpenOffice.org_project/401m5$Build-9714</meta:generator>
    <dc:date>2014-12-22T11:59:01.45</dc:date>
    <meta:document-statistic meta:table-count="5" meta:cell-count="826" meta:object-count="0"/>
    <meta:user-defined meta:name="Info 1"/>
    <meta:user-defined meta:name="Info 2"/>
    <meta:user-defined meta:name="Info 3"/>
    <meta:user-defined meta:name="Info 4"/>
  </office:meta>
</office:document-meta>
</file>